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163cm" fo:min-width="3.4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marker-end="" draw:marker-end-width="0.3cm" draw:fill="solid" draw:textarea-vertical-align="middle"/>
    </style:style>
    <style:style style:name="gr4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37cm" svg:height="2.413cm" svg:x="2.27cm" svg:y="3.54cm">
          <text:p text:style-name="P1"><text:span text:style-name="T1">Fixed Ma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37cm" svg:height="2.413cm" svg:x="2.306cm" svg:y="9.86cm">
          <text:p text:style-name="P3"><text:span text:style-name="T1">Movable Ma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37cm" svg:height="2.413cm" svg:x="2.27cm" svg:y="16.24cm">
          <text:p text:style-name="P3"><text:span text:style-name="T1">Movable Ma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37cm" svg:height="2.413cm" svg:x="11.16cm" svg:y="3.54cm">
          <text:p text:style-name="P1"><text:span text:style-name="T1">Fixed Mas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9.028cm" svg:height="0.962cm" svg:x="4.175cm" svg:y="1.762cm">
          <draw:text-box>
            <text:p>Complex Mass-Spring System</text:p>
          </draw:text-box>
        </draw:frame>
        <draw:line draw:style-name="gr3" draw:text-style-name="P5" draw:layer="layout" svg:x1="4.302cm" svg:y1="6.08cm" svg:x2="4.302cm" svg:y2="6.842cm">
          <text:p/>
        </draw:line>
        <draw:line draw:style-name="gr3" draw:text-style-name="P5" draw:layer="layout" svg:x1="4.302cm" svg:y1="6.842cm" svg:x2="3.54cm" svg:y2="7.604cm">
          <text:p/>
        </draw:line>
        <draw:line draw:style-name="gr3" draw:text-style-name="P5" draw:layer="layout" svg:x1="3.54cm" svg:y1="7.604cm" svg:x2="4.81cm" svg:y2="8.239cm">
          <text:p/>
        </draw:line>
        <draw:line draw:style-name="gr4" draw:text-style-name="P5" draw:layer="layout" svg:x1="4.175cm" svg:y1="9.89cm" svg:x2="4.175cm" svg:y2="9.255cm">
          <text:p/>
        </draw:line>
        <draw:line draw:style-name="gr3" draw:text-style-name="P5" draw:layer="layout" svg:x1="4.175cm" svg:y1="9.255cm" svg:x2="4.81cm" svg:y2="8.239cm">
          <text:p/>
        </draw:line>
        <draw:line draw:style-name="gr3" draw:text-style-name="P5" draw:layer="layout" svg:x1="4.302cm" svg:y1="12.303cm" svg:x2="4.302cm" svg:y2="13.192cm">
          <text:p/>
        </draw:line>
        <draw:line draw:style-name="gr3" draw:text-style-name="P5" draw:layer="layout" svg:x1="4.302cm" svg:y1="13.192cm" svg:x2="3.413cm" svg:y2="14.081cm">
          <text:p/>
        </draw:line>
        <draw:line draw:style-name="gr3" draw:text-style-name="P5" draw:layer="layout" svg:x1="3.413cm" svg:y1="14.081cm" svg:x2="4.937cm" svg:y2="14.716cm">
          <text:p/>
        </draw:line>
        <draw:line draw:style-name="gr3" draw:text-style-name="P5" draw:layer="layout" svg:x1="4.175cm" svg:y1="16.24cm" svg:x2="4.175cm" svg:y2="15.351cm">
          <text:p/>
        </draw:line>
        <draw:line draw:style-name="gr3" draw:text-style-name="P5" draw:layer="layout" svg:x1="4.175cm" svg:y1="15.351cm" svg:x2="4.937cm" svg:y2="14.716cm">
          <text:p/>
        </draw:line>
        <draw:line draw:style-name="gr3" draw:text-style-name="P5" draw:layer="layout" svg:x1="13.319cm" svg:y1="6.08cm" svg:x2="10.779cm" svg:y2="7.731cm">
          <text:p/>
        </draw:line>
        <draw:line draw:style-name="gr3" draw:text-style-name="P5" draw:layer="layout" svg:x1="10.906cm" svg:y1="7.731cm" svg:x2="9.509cm" svg:y2="7.731cm">
          <text:p/>
        </draw:line>
        <draw:line draw:style-name="gr3" draw:text-style-name="P5" draw:layer="layout" svg:x1="9.509cm" svg:y1="7.731cm" svg:x2="8.747cm" svg:y2="9.382cm">
          <text:p/>
        </draw:line>
        <draw:line draw:style-name="gr3" draw:text-style-name="P5" draw:layer="layout" svg:x1="8.747cm" svg:y1="9.382cm" svg:x2="7.096cm" svg:y2="9.128cm">
          <text:p/>
        </draw:line>
        <draw:line draw:style-name="gr3" draw:text-style-name="P5" draw:layer="layout" svg:x1="7.096cm" svg:y1="9.128cm" svg:x2="4.048cm" svg:y2="9.8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54:10.474512428</meta:creation-date>
    <meta:generator>LibreOffice/6.4.7.2$Linux_X86_64 LibreOffice_project/40$Build-2</meta:generator>
    <dc:date>2022-05-02T15:30:20.307769538</dc:date>
    <meta:editing-duration>PT15M34S</meta:editing-duration>
    <meta:editing-cycles>2</meta:editing-cycles>
    <meta:document-statistic meta:object-count="20"/>
  </office:meta>
</office:document-meta>
</file>